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0.5pt solid #000000" fo:border-bottom="none"/>
    </style:style>
    <style:style style:name="Table1.B2" style:family="table-cell">
      <style:table-cell-properties fo:padding="0.097cm" fo:border-left="none" fo:border-right="none" fo:border-top="0.5pt solid #000000" fo:border-bottom="0.5pt solid #000000"/>
    </style:style>
    <style:style style:name="Table1.A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First_20_line_20_indent">
      <style:text-properties officeooo:rsid="0029f610" officeooo:paragraph-rsid="0029f610"/>
    </style:style>
    <style:style style:name="P2" style:family="paragraph" style:parent-style-name="First_20_line_20_indent">
      <style:text-properties officeooo:rsid="0029f610" officeooo:paragraph-rsid="006f986f"/>
    </style:style>
    <style:style style:name="P3" style:family="paragraph" style:parent-style-name="First_20_line_20_indent">
      <style:text-properties officeooo:rsid="00478833" officeooo:paragraph-rsid="00478833"/>
    </style:style>
    <style:style style:name="P4" style:family="paragraph" style:parent-style-name="First_20_line_20_indent">
      <style:text-properties fo:language="en" fo:country="US" officeooo:paragraph-rsid="0052aca0"/>
    </style:style>
    <style:style style:name="P5" style:family="paragraph" style:parent-style-name="First_20_line_20_indent">
      <style:text-properties officeooo:rsid="0057ba4b" officeooo:paragraph-rsid="008228eb"/>
    </style:style>
    <style:style style:name="P6" style:family="paragraph" style:parent-style-name="Figure">
      <style:text-properties officeooo:rsid="00845ea1" officeooo:paragraph-rsid="00845ea1"/>
    </style:style>
    <style:style style:name="P7" style:family="paragraph" style:parent-style-name="Text_20_body">
      <style:text-properties officeooo:rsid="001d9ce9" officeooo:paragraph-rsid="001fc1c7"/>
    </style:style>
    <style:style style:name="P8" style:family="paragraph" style:parent-style-name="First_20_line_20_indent">
      <style:text-properties officeooo:rsid="00b14a0a" officeooo:paragraph-rsid="00b14a0a"/>
    </style:style>
    <style:style style:name="P9" style:family="paragraph" style:parent-style-name="Text_20_body">
      <style:text-properties officeooo:rsid="00a97477" officeooo:paragraph-rsid="00accdba"/>
    </style:style>
    <style:style style:name="P10" style:family="paragraph" style:parent-style-name="First_20_line_20_indent">
      <style:text-properties officeooo:rsid="00b981b4" officeooo:paragraph-rsid="00c89b08"/>
    </style:style>
    <style:style style:name="P11" style:family="paragraph" style:parent-style-name="First_20_line_20_indent">
      <style:text-properties officeooo:rsid="00bfd6f3" officeooo:paragraph-rsid="00c89b08"/>
    </style:style>
    <style:style style:name="P12" style:family="paragraph" style:parent-style-name="First_20_line_20_indent">
      <style:text-properties officeooo:rsid="00b39edc" officeooo:paragraph-rsid="00b39edc"/>
    </style:style>
    <style:style style:name="P13" style:family="paragraph" style:parent-style-name="Figure">
      <style:text-properties officeooo:paragraph-rsid="00f19469"/>
    </style:style>
    <style:style style:name="P14" style:family="paragraph" style:parent-style-name="Figure">
      <style:text-properties officeooo:rsid="00f27841" officeooo:paragraph-rsid="00f361e0"/>
    </style:style>
    <style:style style:name="P15" style:family="paragraph" style:parent-style-name="First_20_line_20_indent">
      <style:text-properties fo:font-style="normal" officeooo:rsid="00d4d3ee" officeooo:paragraph-rsid="00db628b" style:font-style-asian="normal" style:font-style-complex="normal"/>
    </style:style>
    <style:style style:name="P16" style:family="paragraph" style:parent-style-name="Text_20_body">
      <style:paragraph-properties fo:text-align="center" style:justify-single-word="false"/>
      <style:text-properties fo:font-style="normal" officeooo:rsid="00d4d3ee" officeooo:paragraph-rsid="00f9da4b" style:font-style-asian="normal" style:font-style-complex="normal"/>
    </style:style>
    <style:style style:name="P17" style:family="paragraph" style:parent-style-name="Table_20_Contents">
      <style:text-properties officeooo:rsid="00ea48c7" officeooo:paragraph-rsid="00ea48c7"/>
    </style:style>
    <style:style style:name="P18" style:family="paragraph" style:parent-style-name="Text_20_body">
      <style:text-properties officeooo:rsid="00ea48c7" officeooo:paragraph-rsid="00ea48c7"/>
    </style:style>
    <style:style style:name="P19" style:family="paragraph" style:parent-style-name="Table_20_Contents">
      <style:paragraph-properties fo:text-align="center" style:justify-single-word="false"/>
      <style:text-properties officeooo:rsid="00ea48c7" officeooo:paragraph-rsid="00ea48c7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ea48c7" officeooo:paragraph-rsid="00ea48c7" style:font-style-asian="italic" style:font-style-complex="italic"/>
    </style:style>
    <style:style style:name="P21" style:family="paragraph" style:parent-style-name="Table_20_Contents">
      <style:text-properties fo:font-style="italic" officeooo:rsid="00ecd56e" officeooo:paragraph-rsid="00ecd56e" style:font-style-asian="italic" style:font-style-complex="italic"/>
    </style:style>
    <style:style style:name="P22" style:family="paragraph" style:parent-style-name="Table_20_Contents">
      <style:text-properties officeooo:rsid="00eba67c" officeooo:paragraph-rsid="00eba67c"/>
    </style:style>
    <style:style style:name="P23" style:family="paragraph" style:parent-style-name="Table_20_Contents">
      <style:paragraph-properties fo:text-align="center" style:justify-single-word="false"/>
      <style:text-properties officeooo:rsid="00ec6a54" officeooo:paragraph-rsid="00ec6a54"/>
    </style:style>
    <style:style style:name="P24" style:family="paragraph" style:parent-style-name="Table_20_Contents">
      <style:text-properties officeooo:rsid="00ec8795" officeooo:paragraph-rsid="00ec8795"/>
    </style:style>
    <style:style style:name="P25" style:family="paragraph" style:parent-style-name="Text_20_body">
      <style:text-properties officeooo:rsid="00e4c4ee" officeooo:paragraph-rsid="00e4c4ee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officeooo:paragraph-rsid="00f9da4b"/>
    </style:style>
    <style:style style:name="P28" style:family="paragraph" style:parent-style-name="Heading_20_2">
      <style:text-properties fo:language="en" fo:country="US" officeooo:rsid="001bde05" officeooo:paragraph-rsid="001bde05"/>
    </style:style>
    <style:style style:name="P29" style:family="paragraph" style:parent-style-name="Heading_20_2">
      <style:text-properties officeooo:rsid="0090ae3d" officeooo:paragraph-rsid="0090ae3d"/>
    </style:style>
    <style:style style:name="P30" style:family="paragraph" style:parent-style-name="Heading_20_2">
      <style:paragraph-properties fo:break-before="page"/>
      <style:text-properties officeooo:rsid="00accdba" officeooo:paragraph-rsid="00accdba"/>
    </style:style>
    <style:style style:name="P31" style:family="paragraph" style:parent-style-name="Heading_20_3">
      <style:text-properties officeooo:rsid="00942682" officeooo:paragraph-rsid="00942682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2452e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452e" style:font-style-asian="italic" style:font-style-complex="italic"/>
    </style:style>
    <style:style style:name="T5" style:family="text">
      <style:text-properties fo:font-style="italic" officeooo:rsid="00293d75" style:font-style-asian="italic" style:font-style-complex="italic"/>
    </style:style>
    <style:style style:name="T6" style:family="text">
      <style:text-properties fo:font-style="italic" officeooo:rsid="00c3747d" style:font-style-asian="italic" style:font-style-complex="italic"/>
    </style:style>
    <style:style style:name="T7" style:family="text">
      <style:text-properties fo:font-style="italic" officeooo:rsid="00d9706a" style:font-style-asian="italic" style:font-style-complex="italic"/>
    </style:style>
    <style:style style:name="T8" style:family="text">
      <style:text-properties fo:font-style="italic" officeooo:rsid="00daf3b0" style:font-style-asian="italic" style:font-style-complex="italic"/>
    </style:style>
    <style:style style:name="T9" style:family="text">
      <style:text-properties fo:font-style="italic" officeooo:rsid="00e63108" style:font-style-asian="italic" style:font-style-complex="italic"/>
    </style:style>
    <style:style style:name="T10" style:family="text">
      <style:text-properties fo:font-style="italic" officeooo:rsid="00e870ea" style:font-style-asian="italic" style:font-style-complex="italic"/>
    </style:style>
    <style:style style:name="T11" style:family="text">
      <style:text-properties fo:font-style="italic" officeooo:rsid="00ea48c7" style:font-style-asian="italic" style:font-style-complex="italic"/>
    </style:style>
    <style:style style:name="T12" style:family="text">
      <style:text-properties fo:font-style="italic" officeooo:rsid="00fcb21e" style:font-style-asian="italic" style:font-style-complex="italic"/>
    </style:style>
    <style:style style:name="T13" style:family="text">
      <style:text-properties fo:font-style="italic" officeooo:rsid="00fea1f1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2452e" style:font-style-asian="normal" style:font-style-complex="normal"/>
    </style:style>
    <style:style style:name="T16" style:family="text">
      <style:text-properties fo:font-style="normal" officeooo:rsid="00239b4f" style:font-style-asian="normal" style:font-style-complex="normal"/>
    </style:style>
    <style:style style:name="T17" style:family="text">
      <style:text-properties fo:font-style="normal" officeooo:rsid="00c3747d" style:font-style-asian="normal" style:font-style-complex="normal"/>
    </style:style>
    <style:style style:name="T18" style:family="text">
      <style:text-properties fo:font-style="normal" officeooo:rsid="00c89b08" style:font-style-asian="normal" style:font-style-complex="normal"/>
    </style:style>
    <style:style style:name="T19" style:family="text">
      <style:text-properties fo:font-style="normal" officeooo:rsid="00c8b0fa" style:font-style-asian="normal" style:font-style-complex="normal"/>
    </style:style>
    <style:style style:name="T20" style:family="text">
      <style:text-properties fo:font-style="normal" officeooo:rsid="00c9dda1" style:font-style-asian="normal" style:font-style-complex="normal"/>
    </style:style>
    <style:style style:name="T21" style:family="text">
      <style:text-properties fo:font-style="normal" officeooo:rsid="00caf891" style:font-style-asian="normal" style:font-style-complex="normal"/>
    </style:style>
    <style:style style:name="T22" style:family="text">
      <style:text-properties fo:font-style="normal" officeooo:rsid="00cf7cdc" style:font-style-asian="normal" style:font-style-complex="normal"/>
    </style:style>
    <style:style style:name="T23" style:family="text">
      <style:text-properties fo:font-style="normal" officeooo:rsid="00d01a0e" style:font-style-asian="normal" style:font-style-complex="normal"/>
    </style:style>
    <style:style style:name="T24" style:family="text">
      <style:text-properties fo:font-style="normal" officeooo:rsid="00c6b3e2" style:font-style-asian="normal" style:font-style-complex="normal"/>
    </style:style>
    <style:style style:name="T25" style:family="text">
      <style:text-properties fo:font-style="normal" officeooo:rsid="00ebad5c" style:font-style-asian="normal" style:font-style-complex="normal"/>
    </style:style>
    <style:style style:name="T26" style:family="text">
      <style:text-properties fo:font-style="normal" officeooo:rsid="01022a3b" style:font-style-asian="normal" style:font-style-complex="normal"/>
    </style:style>
    <style:style style:name="T27" style:family="text">
      <style:text-properties fo:font-style="normal" officeooo:rsid="0102fd2c" style:font-style-asian="normal" style:font-style-complex="normal"/>
    </style:style>
    <style:style style:name="T28" style:family="text">
      <style:text-properties officeooo:rsid="00246b46"/>
    </style:style>
    <style:style style:name="T29" style:family="text">
      <style:text-properties officeooo:rsid="0025c38c"/>
    </style:style>
    <style:style style:name="T30" style:family="text">
      <style:text-properties officeooo:rsid="0027a40e"/>
    </style:style>
    <style:style style:name="T31" style:family="text">
      <style:text-properties officeooo:rsid="0029f610"/>
    </style:style>
    <style:style style:name="T32" style:family="text">
      <style:text-properties officeooo:rsid="002ae84d"/>
    </style:style>
    <style:style style:name="T33" style:family="text">
      <style:text-properties officeooo:rsid="002d70ac"/>
    </style:style>
    <style:style style:name="T34" style:family="text">
      <style:text-properties officeooo:rsid="002f4044"/>
    </style:style>
    <style:style style:name="T35" style:family="text">
      <style:text-properties officeooo:rsid="0030d64e"/>
    </style:style>
    <style:style style:name="T36" style:family="text">
      <style:text-properties officeooo:rsid="0032b634"/>
    </style:style>
    <style:style style:name="T37" style:family="text">
      <style:text-properties officeooo:rsid="00354222"/>
    </style:style>
    <style:style style:name="T38" style:family="text">
      <style:text-properties officeooo:rsid="0035b299"/>
    </style:style>
    <style:style style:name="T39" style:family="text">
      <style:text-properties officeooo:rsid="00392cca"/>
    </style:style>
    <style:style style:name="T40" style:family="text">
      <style:text-properties officeooo:rsid="0039f3f3"/>
    </style:style>
    <style:style style:name="T41" style:family="text">
      <style:text-properties officeooo:rsid="003bc2ae"/>
    </style:style>
    <style:style style:name="T42" style:family="text">
      <style:text-properties officeooo:rsid="003cf3f5"/>
    </style:style>
    <style:style style:name="T43" style:family="text">
      <style:text-properties officeooo:rsid="003d7e8a"/>
    </style:style>
    <style:style style:name="T44" style:family="text">
      <style:text-properties officeooo:rsid="003ecda2"/>
    </style:style>
    <style:style style:name="T45" style:family="text">
      <style:text-properties officeooo:rsid="004187ee"/>
    </style:style>
    <style:style style:name="T46" style:family="text">
      <style:text-properties officeooo:rsid="0043610e"/>
    </style:style>
    <style:style style:name="T47" style:family="text">
      <style:text-properties officeooo:rsid="004497f8"/>
    </style:style>
    <style:style style:name="T48" style:family="text">
      <style:text-properties officeooo:rsid="0046f72e"/>
    </style:style>
    <style:style style:name="T49" style:family="text">
      <style:text-properties officeooo:rsid="004864db"/>
    </style:style>
    <style:style style:name="T50" style:family="text">
      <style:text-properties officeooo:rsid="00494f43"/>
    </style:style>
    <style:style style:name="T51" style:family="text">
      <style:text-properties officeooo:rsid="004a0004"/>
    </style:style>
    <style:style style:name="T52" style:family="text">
      <style:text-properties officeooo:rsid="004c0adf"/>
    </style:style>
    <style:style style:name="T53" style:family="text">
      <style:text-properties officeooo:rsid="004e0090"/>
    </style:style>
    <style:style style:name="T54" style:family="text">
      <style:text-properties officeooo:rsid="004e963b"/>
    </style:style>
    <style:style style:name="T55" style:family="text">
      <style:text-properties officeooo:rsid="005073a3"/>
    </style:style>
    <style:style style:name="T56" style:family="text">
      <style:text-properties officeooo:rsid="0052aca0"/>
    </style:style>
    <style:style style:name="T57" style:family="text">
      <style:text-properties officeooo:rsid="0053e991"/>
    </style:style>
    <style:style style:name="T58" style:family="text">
      <style:text-properties officeooo:rsid="0054e45d"/>
    </style:style>
    <style:style style:name="T59" style:family="text">
      <style:text-properties officeooo:rsid="005632c8"/>
    </style:style>
    <style:style style:name="T60" style:family="text">
      <style:text-properties officeooo:rsid="00596e33"/>
    </style:style>
    <style:style style:name="T61" style:family="text">
      <style:text-properties officeooo:rsid="005b5b4b"/>
    </style:style>
    <style:style style:name="T62" style:family="text">
      <style:text-properties officeooo:rsid="005bfdd8"/>
    </style:style>
    <style:style style:name="T63" style:family="text">
      <style:text-properties officeooo:rsid="005d3418"/>
    </style:style>
    <style:style style:name="T64" style:family="text">
      <style:text-properties officeooo:rsid="005d5aa6"/>
    </style:style>
    <style:style style:name="T65" style:family="text">
      <style:text-properties officeooo:rsid="005f2c14"/>
    </style:style>
    <style:style style:name="T66" style:family="text">
      <style:text-properties officeooo:rsid="005f3e8e"/>
    </style:style>
    <style:style style:name="T67" style:family="text">
      <style:text-properties officeooo:rsid="0060c7de"/>
    </style:style>
    <style:style style:name="T68" style:family="text">
      <style:text-properties officeooo:rsid="0060dea5"/>
    </style:style>
    <style:style style:name="T69" style:family="text">
      <style:text-properties officeooo:rsid="00614995"/>
    </style:style>
    <style:style style:name="T70" style:family="text">
      <style:text-properties officeooo:rsid="006215cd"/>
    </style:style>
    <style:style style:name="T71" style:family="text">
      <style:text-properties officeooo:rsid="0063488e"/>
    </style:style>
    <style:style style:name="T72" style:family="text">
      <style:text-properties officeooo:rsid="0065ec51"/>
    </style:style>
    <style:style style:name="T73" style:family="text">
      <style:text-properties officeooo:rsid="00679ff8"/>
    </style:style>
    <style:style style:name="T74" style:family="text">
      <style:text-properties officeooo:rsid="00694cc9"/>
    </style:style>
    <style:style style:name="T75" style:family="text">
      <style:text-properties officeooo:rsid="006957c3"/>
    </style:style>
    <style:style style:name="T76" style:family="text">
      <style:text-properties officeooo:rsid="006eba6d"/>
    </style:style>
    <style:style style:name="T77" style:family="text">
      <style:text-properties officeooo:rsid="0071965b"/>
    </style:style>
    <style:style style:name="T78" style:family="text">
      <style:text-properties officeooo:rsid="0071998a"/>
    </style:style>
    <style:style style:name="T79" style:family="text">
      <style:text-properties officeooo:rsid="007231c1"/>
    </style:style>
    <style:style style:name="T80" style:family="text">
      <style:text-properties officeooo:rsid="00755feb"/>
    </style:style>
    <style:style style:name="T81" style:family="text">
      <style:text-properties officeooo:rsid="00763680"/>
    </style:style>
    <style:style style:name="T82" style:family="text">
      <style:text-properties officeooo:rsid="0076d8fe"/>
    </style:style>
    <style:style style:name="T83" style:family="text">
      <style:text-properties officeooo:rsid="007a5f1f"/>
    </style:style>
    <style:style style:name="T84" style:family="text">
      <style:text-properties officeooo:rsid="007a7fcb"/>
    </style:style>
    <style:style style:name="T85" style:family="text">
      <style:text-properties officeooo:rsid="007b7bec"/>
    </style:style>
    <style:style style:name="T86" style:family="text">
      <style:text-properties officeooo:rsid="00815897"/>
    </style:style>
    <style:style style:name="T87" style:family="text">
      <style:text-properties officeooo:rsid="0083ce82"/>
    </style:style>
    <style:style style:name="T88" style:family="text">
      <style:text-properties officeooo:rsid="008462d1"/>
    </style:style>
    <style:style style:name="T89" style:family="text">
      <style:text-properties officeooo:rsid="00850e10"/>
    </style:style>
    <style:style style:name="T90" style:family="text">
      <style:text-properties officeooo:rsid="008551d2"/>
    </style:style>
    <style:style style:name="T91" style:family="text">
      <style:text-properties officeooo:rsid="0086e530"/>
    </style:style>
    <style:style style:name="T92" style:family="text">
      <style:text-properties officeooo:rsid="0087dab8"/>
    </style:style>
    <style:style style:name="T93" style:family="text">
      <style:text-properties officeooo:rsid="002056a0"/>
    </style:style>
    <style:style style:name="T94" style:family="text">
      <style:text-properties fo:language="en" fo:country="US"/>
    </style:style>
    <style:style style:name="T95" style:family="text">
      <style:text-properties fo:language="en" fo:country="US" officeooo:rsid="001f3520"/>
    </style:style>
    <style:style style:name="T96" style:family="text">
      <style:text-properties fo:language="en" fo:country="US" officeooo:rsid="0089bb8d"/>
    </style:style>
    <style:style style:name="T97" style:family="text">
      <style:text-properties fo:language="en" fo:country="US" officeooo:rsid="001fc1c7"/>
    </style:style>
    <style:style style:name="T98" style:family="text">
      <style:text-properties officeooo:rsid="008e3943"/>
    </style:style>
    <style:style style:name="T99" style:family="text">
      <style:text-properties officeooo:rsid="008f9988"/>
    </style:style>
    <style:style style:name="T100" style:family="text">
      <style:text-properties officeooo:rsid="005f3e8e" fo:background-color="transparent" loext:char-shading-value="0"/>
    </style:style>
    <style:style style:name="T101" style:family="text">
      <style:text-properties officeooo:rsid="009a0406"/>
    </style:style>
    <style:style style:name="T102" style:family="text">
      <style:text-properties officeooo:rsid="009baac8"/>
    </style:style>
    <style:style style:name="T103" style:family="text">
      <style:text-properties officeooo:rsid="00a08a80"/>
    </style:style>
    <style:style style:name="T104" style:family="text">
      <style:text-properties officeooo:rsid="00a2a63f"/>
    </style:style>
    <style:style style:name="T105" style:family="text">
      <style:text-properties officeooo:rsid="00a57a98"/>
    </style:style>
    <style:style style:name="T106" style:family="text">
      <style:text-properties officeooo:rsid="00a97477"/>
    </style:style>
    <style:style style:name="T107" style:family="text">
      <style:text-properties officeooo:rsid="00a9e3d9"/>
    </style:style>
    <style:style style:name="T108" style:family="text">
      <style:text-properties officeooo:rsid="00ab3a71"/>
    </style:style>
    <style:style style:name="T109" style:family="text">
      <style:text-properties officeooo:rsid="00ab5afb"/>
    </style:style>
    <style:style style:name="T110" style:family="text">
      <style:text-properties officeooo:rsid="00accdba"/>
    </style:style>
    <style:style style:name="T111" style:family="text">
      <style:text-properties officeooo:rsid="00add435"/>
    </style:style>
    <style:style style:name="T112" style:family="text">
      <style:text-properties officeooo:rsid="00afe55c"/>
    </style:style>
    <style:style style:name="T113" style:family="text">
      <style:text-properties officeooo:rsid="00b167a5"/>
    </style:style>
    <style:style style:name="T114" style:family="text">
      <style:text-properties officeooo:rsid="00b1cec3"/>
    </style:style>
    <style:style style:name="T115" style:family="text">
      <style:text-properties officeooo:rsid="00b218a8"/>
    </style:style>
    <style:style style:name="T116" style:family="text">
      <style:text-properties officeooo:rsid="00b37a3c"/>
    </style:style>
    <style:style style:name="T117" style:family="text">
      <style:text-properties officeooo:rsid="00b44a23"/>
    </style:style>
    <style:style style:name="T118" style:family="text">
      <style:text-properties officeooo:rsid="00b62ec8"/>
    </style:style>
    <style:style style:name="T119" style:family="text">
      <style:text-properties officeooo:rsid="00b76eac"/>
    </style:style>
    <style:style style:name="T120" style:family="text">
      <style:text-properties officeooo:rsid="00bd4f1b"/>
    </style:style>
    <style:style style:name="T121" style:family="text">
      <style:text-properties officeooo:rsid="00bf20f3"/>
    </style:style>
    <style:style style:name="T122" style:family="text">
      <style:text-properties officeooo:rsid="00c09d9b"/>
    </style:style>
    <style:style style:name="T123" style:family="text">
      <style:text-properties officeooo:rsid="00c1a7ac"/>
    </style:style>
    <style:style style:name="T124" style:family="text">
      <style:text-properties officeooo:rsid="00c29921"/>
    </style:style>
    <style:style style:name="T125" style:family="text">
      <style:text-properties officeooo:rsid="00c3747d"/>
    </style:style>
    <style:style style:name="T126" style:family="text">
      <style:text-properties officeooo:rsid="00c89b08"/>
    </style:style>
    <style:style style:name="T127" style:family="text">
      <style:text-properties officeooo:rsid="00cc48c6"/>
    </style:style>
    <style:style style:name="T128" style:family="text">
      <style:text-properties officeooo:rsid="00cecc8b"/>
    </style:style>
    <style:style style:name="T129" style:family="text">
      <style:text-properties officeooo:rsid="00d4d3ee"/>
    </style:style>
    <style:style style:name="T130" style:family="text">
      <style:text-properties officeooo:rsid="00d9706a"/>
    </style:style>
    <style:style style:name="T131" style:family="text">
      <style:text-properties officeooo:rsid="00daf3b0"/>
    </style:style>
    <style:style style:name="T132" style:family="text">
      <style:text-properties style:text-position="super 58%" officeooo:rsid="00daf3b0"/>
    </style:style>
    <style:style style:name="T133" style:family="text">
      <style:text-properties officeooo:rsid="00db628b"/>
    </style:style>
    <style:style style:name="T134" style:family="text">
      <style:text-properties officeooo:rsid="00dd81fb"/>
    </style:style>
    <style:style style:name="T135" style:family="text">
      <style:text-properties officeooo:rsid="00df466b"/>
    </style:style>
    <style:style style:name="T136" style:family="text">
      <style:text-properties officeooo:rsid="00e0f2f6"/>
    </style:style>
    <style:style style:name="T137" style:family="text">
      <style:text-properties officeooo:rsid="00e177c2"/>
    </style:style>
    <style:style style:name="T138" style:family="text">
      <style:text-properties officeooo:rsid="00e63108"/>
    </style:style>
    <style:style style:name="T139" style:family="text">
      <style:text-properties officeooo:rsid="00e6c16a"/>
    </style:style>
    <style:style style:name="T140" style:family="text">
      <style:text-properties officeooo:rsid="00e78f27"/>
    </style:style>
    <style:style style:name="T141" style:family="text">
      <style:text-properties officeooo:rsid="00e870ea"/>
    </style:style>
    <style:style style:name="T142" style:family="text">
      <style:text-properties officeooo:rsid="00ea48c7"/>
    </style:style>
    <style:style style:name="T143" style:family="text">
      <style:text-properties officeooo:rsid="00ed5a89"/>
    </style:style>
    <style:style style:name="T144" style:family="text">
      <style:text-properties officeooo:rsid="00f09d95"/>
    </style:style>
    <style:style style:name="T145" style:family="text">
      <style:text-properties officeooo:rsid="00f16b8b"/>
    </style:style>
    <style:style style:name="T146" style:family="text">
      <style:text-properties officeooo:rsid="00f19469"/>
    </style:style>
    <style:style style:name="T147" style:family="text">
      <style:text-properties officeooo:rsid="00f38086"/>
    </style:style>
    <style:style style:name="T148" style:family="text">
      <style:text-properties officeooo:rsid="00f492fd"/>
    </style:style>
    <style:style style:name="T149" style:family="text">
      <style:text-properties officeooo:rsid="00f510be"/>
    </style:style>
    <style:style style:name="T150" style:family="text">
      <style:text-properties officeooo:rsid="00f70d73"/>
    </style:style>
    <style:style style:name="T151" style:family="text">
      <style:text-properties officeooo:rsid="00f9da4b"/>
    </style:style>
    <style:style style:name="T152" style:family="text">
      <style:text-properties officeooo:rsid="00fcb21e"/>
    </style:style>
    <style:style style:name="T153" style:family="text">
      <style:text-properties officeooo:rsid="00fcc2d8"/>
    </style:style>
    <style:style style:name="T154" style:family="text">
      <style:text-properties officeooo:rsid="0100b55f"/>
    </style:style>
    <style:style style:name="T155" style:family="text">
      <style:text-properties officeooo:rsid="01014695"/>
    </style:style>
    <style:style style:name="T156" style:family="text">
      <style:text-properties officeooo:rsid="0103dd8d"/>
    </style:style>
    <style:style style:name="T157" style:family="text">
      <style:text-properties officeooo:rsid="0105ee3e"/>
    </style:style>
    <style:style style:name="T158" style:family="text">
      <style:text-properties officeooo:rsid="01070a4c"/>
    </style:style>
    <style:style style:name="T159" style:family="text">
      <style:text-properties officeooo:rsid="010887af"/>
    </style:style>
    <style:style style:name="T1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2">Simulations</text:h>
      <text:p text:style-name="P7"><text:span text:style-name="T94">In order to establish </text:span><text:span text:style-name="T95">the </text:span><text:span text:style-name="T96">capability</text:span><text:span text:style-name="T95"> of the analyzed methods of detrending on (1) </text:span><text:span text:style-name="T97">the efficiency in removing the trend</text:span><text:span text:style-name="T95">, (2) the capacity to detect the existing osc</text:span><text:span text:style-name="T97">i</text:span><text:span text:style-name="T95">l</text:span><text:span text:style-name="T97">l</text:span><text:span text:style-name="T95">ations, </text:span><text:span text:style-name="T97">and (3) the tendency to generate spurious oscillations, we carried out a series of numerical simulations. </text:span><text:span text:style-name="T93">The analyzed methods of detrending included two families of procedures: the FIR based methods and the linear </text:span><text:span text:style-name="T31">model (LM) </text:span><text:span text:style-name="T93">based methods. </text:span><text:span text:style-name="T1">The first family included rolling mean (</text:span><text:span text:style-name="T4">k</text:span><text:span text:style-name="T1"> = 20) and FIR filter (</text:span><text:span text:style-name="T5">B</text:span><text:span text:style-name="T15"> = </text:span><text:span text:style-name="T16">[0.0606, 0.0675, 0.0731, 0.0773, 0.0798, 0.0807, 0.0798, 0.0773, 0.0731, 0.0675, 0.0606]</text:span><text:span text:style-name="T1">). </text:span><text:span text:style-name="T28">The latter family included </text:span><text:span text:style-name="T29">linear and polynomial </text:span><text:span text:style-name="T30">(fourth degree)</text:span><text:span text:style-name="T29"> </text:span><text:span text:style-name="T98">regression</text:span><text:span text:style-name="T29">. </text:span><text:span text:style-name="T67">The detrenders from the LM family were implemented using a dedicated R package (detrendeR, </text:span><text:span text:style-name="Source_20_Text"><text:span text:style-name="T67">https://github.com/bartekkroczek/detrendeR</text:span></text:span><text:span text:style-name="T67">). </text:span><text:span text:style-name="T106">The code of the simulations is available for download from </text:span><text:span text:style-name="T106"><office:annotation loext:resolved="false"><dc:creator>Tomasz Smoleń</dc:creator><dc:date>2022-07-16T16:56:42.615247711</dc:date><meta:creator-initials>TS</meta:creator-initials><text:p text:style-name="P32"><text:span text:style-name="T160">Jakiś adres z doi.</text:span></text:p></office:annotation></text:span><text:span text:style-name="T106">.</text:span></text:p>
      <text:p text:style-name="P2">The FIR family is local. It means that the there exist a distance from given moment in time, data beyond which do not affect <text:span text:style-name="T77">a </text:span>current <text:span text:style-name="T35">trend </text:span>estimation. On the other hand, the LM family is global – the entire dataset affects the whole trend estimation. Because of this difference the two families differ in their <text:span text:style-name="T36">working when </text:span>zero-padding <text:span text:style-name="T36">is applied</text:span>. While the FIR family is marginally affected by the zero-padding, the working of the LM family <text:span text:style-name="T78">may be</text:span> extremely sensitive to this process. <text:span text:style-name="T32">For the above reason, and because we find the zero-padding process redundant in most cases, we tested the working of the detrenders from the LM family with the zero-padding </text:span><text:span text:style-name="T79">and with the padding </text:span><text:span text:style-name="T32">removed. </text:span><text:span text:style-name="T101">(</text:span><text:span text:style-name="T102">T</text:span><text:span text:style-name="T101">he padding was applied similarly as in every other method, but the padded samples were not taken into account when estimating the trend.)</text:span></text:p>
      <text:p text:style-name="P1"><text:tab/><text:span text:style-name="T33">We </text:span><text:span text:style-name="T103">sampled</text:span><text:span text:style-name="T33"> one hundred </text:span><text:span text:style-name="T37">accurac</text:span><text:span text:style-name="T103">ies</text:span><text:span text:style-name="T37"> </text:span><text:span text:style-name="T33">for each of one thousand virtual agents with no individual differences. The data were sampled for one second </text:span><text:span text:style-name="T34">(</text:span><text:span text:style-name="T80">so the sampling rate was </text:span><text:span text:style-name="T34">100 Hz). </text:span><text:span text:style-name="T37">The samples were drawn from </text:span><text:span text:style-name="T81">an </text:span><text:span text:style-name="T37">uniform distribution </text:span><text:span text:style-name="T38">(</text:span><text:span text:style-name="T39">minimum</text:span><text:span text:style-name="T38"> </text:span><text:span text:style-name="T82">accuracy: </text:span><text:span text:style-name="T38">.6, </text:span><text:span text:style-name="T39">maximum: </text:span><text:span text:style-name="T38">.9) </text:span><text:span text:style-name="T40">and added the trend </text:span><text:span text:style-name="T41">and optionally the target oscil</text:span><text:span text:style-name="T42">l</text:span><text:span text:style-name="T41">ations.</text:span><text:span text:style-name="T40"> The trend </text:span><text:span text:style-name="T43">was either </text:span><text:span text:style-name="T60">slow</text:span><text:span text:style-name="T43"> (.5 Hz) or </text:span><text:span text:style-name="T60">fast </text:span><text:span text:style-name="T43">(</text:span><text:span text:style-name="T60">1</text:span><text:span text:style-name="T43">.5 Hz) </text:span><text:span text:style-name="T46">and had an amplitude of </text:span><text:span text:style-name="T47">0.03;</text:span><text:span text:style-name="T43"> the </text:span><text:span text:style-name="T45">target </text:span><text:span text:style-name="T43">oscillations had frequency of 6 </text:span><text:span text:style-name="T44">H</text:span><text:span text:style-name="T43">z </text:span><text:span text:style-name="T47">and amplitude </text:span><text:soft-page-break/><text:span text:style-name="T47">of 0.014</text:span><text:span text:style-name="T43">. </text:span><text:span text:style-name="T45">Both types o</text:span><text:span text:style-name="T46">f oscillations </text:span><text:span text:style-name="T48">had sinusoidal shape and random </text:span><text:span text:style-name="T104">phase</text:span><text:span text:style-name="T48">, individual for each agent.</text:span></text:p>
      <text:p text:style-name="P4"><text:span text:style-name="T52">The </text:span><text:span text:style-name="T105">simulation </text:span><text:span text:style-name="T52">parameter values were either selected as large values to meet all reasonable expectations as to the reliability of the simulation</text:span><text:span text:style-name="T53">s</text:span><text:span text:style-name="T52"> predictions </text:span><text:span text:style-name="T53">(number of agents, number of samples, time of sampling), </text:span><text:span text:style-name="T54">based</text:span> on the values found in the literature <text:span text:style-name="T54">(frequencies of the oscillations), or set arbitrarily (amplitudes </text:span><text:span text:style-name="T83">of the oscillations </text:span><text:span text:style-name="T54">and the uniform distribution boundaries). The values in the last group were chosen in order to show all possible effect in similar </text:span><text:span text:style-name="T56">and </text:span>intuitively plausible <text:span text:style-name="T54">scale. The </text:span><text:span text:style-name="T55">choice of </text:span><text:span text:style-name="T57">the</text:span><text:span text:style-name="T58">se</text:span><text:span text:style-name="T57"> </text:span><text:span text:style-name="T55">values did not affect the manifestation of the effects which occur for all values of the</text:span><text:span text:style-name="T84">se</text:span><text:span text:style-name="T55"> parameters in </text:span><text:span text:style-name="T85">their </text:span><text:span text:style-name="T55">neighboring range</text:span><text:span text:style-name="T59">s</text:span><text:span text:style-name="T55">.</text:span></text:p>
      <text:p text:style-name="P3">After generation each signal was preprocessed similarly to <office:annotation office:name="__Annotation__1_3116734333" loext:resolved="false"><dc:creator>Tomasz Smoleń</dc:creator><dc:date>2022-06-30T17:33:31.702891302</dc:date><meta:creator-initials>TS</meta:creator-initials><text:p text:style-name="P33"><text:span text:style-name="T160">Który z nich traktujemy jako wzorzec.</text:span></text:p></office:annotation><text:span text:style-name="T49">Chen et al. (2017) Song et al. (2014)</text:span><office:annotation-end office:name="__Annotation__1_3116734333"/>. The prepossessing included normalization, <text:span text:style-name="T50">possible outliers removal (0 removed), zero-padding (50 samples before and 50 after signal), </text:span><text:span text:style-name="T51">and Hanning tapering. </text:span><text:span text:style-name="T61">After that the detrending processes were applied. Next, the zero-padding was removed and the signal was fast Fourier transformed. </text:span><text:span text:style-name="T62">Finally the data were aggregated over agents.</text:span></text:p>
      <text:p text:style-name="P5">We performed four simulations: with and without the target oscillations, and with slow and fast trend oscillations (0.5 Hz and 1.5 Hz). <text:span text:style-name="T63">Depending on the detrending method we observed three phenomenons in the frequency domain: </text:span><text:span text:style-name="T64">(1) the removal or lack of it of the trend, (2) the emergence or lack of it of the spurious oscillations, and (3) the detection of the target oscillations. </text:span><text:span text:style-name="T65">The faultless detrending method should lead to the removal of the trend and detection of the target oscillations. </text:span><text:span text:style-name="T86">It also should not induce emergence </text:span><text:span text:style-name="T65">of spurious oscillations.</text:span></text:p>
      <text:p text:style-name="P5"><text:span text:style-name="T66">The Figure </text:span><text:span text:style-name="T100">[TS1] </text:span><text:span text:style-name="T66">presents the comparison of working of all the analyzed detrending methods. </text:span><text:span text:style-name="T68">As one can see the polynomial method with the zero-padding removal is the only one that satisfy the goals of the proper detrending method. Other methods fail in one </text:span><text:span text:style-name="T87">way </text:span><text:span text:style-name="T68">or </text:span><text:span text:style-name="T76">an</text:span><text:span text:style-name="T70">other</text:span><text:span text:style-name="T68">. </text:span><text:span text:style-name="T69">While all methods detect existing target oscillations, </text:span><text:span text:style-name="T71">both the FIR filter and rolling mean generates spurious oscillations. The LM family methods does not fall for this trap but besides the method mentioned </text:span><text:soft-page-break/><text:span text:style-name="T71">above they do not always remove the trend efficiently. </text:span><text:span text:style-name="T73">T</text:span><text:span text:style-name="T71">he linear model does not remove the trend at all, </text:span><text:span text:style-name="T74">while </text:span><text:span text:style-name="T71">both the linear model with zero-padding removal and the polynomial method do remove </text:span><text:span text:style-name="T75">the </text:span><text:span text:style-name="T71">slow trend but fails to remove </text:span><text:span text:style-name="T74">the </text:span><text:span text:style-name="T71">fast trend. </text:span><text:span text:style-name="T72">When no detrending method is used the spurious oscillations do not appear but the trend is not removed. </text:span><text:span text:style-name="T92">Note that both FIR methods give larger estimation of the target oscillations, compared to no detrending, which probably means that their estimation is biased by the additional spurious component.</text:span></text:p>
      <text:p text:style-name="P26">[<text:span text:style-name="T151">Insert Figure TS1 here.</text:span>]</text:p>
      <text:p text:style-name="P6">Figure [TS1] caption: <text:span text:style-name="T90">Fast Fourier transformed signal (power in the domain of frequency) from four simulations</text:span><text:span text:style-name="T88">: </text:span><text:span text:style-name="T89">without target oscillations (left panels) and with the target oscillations (right panels); with the slow trend oscillations (0.5 Hz, upper panels) and with fast trend oscillations (1.5 Hz, lower panels). </text:span><text:span text:style-name="T90">Six methods of detrending and no detrending are compared (lin</text:span><text:span text:style-name="T99">e</text:span><text:span text:style-name="T90"> types and colors, </text:span><text:span text:style-name="T99">LM – linear model, PM – polynomial model</text:span><text:span text:style-name="T90">). Three types of oscillations were observed (peaks marked with letters): trend (A), spurious </text:span><text:span text:style-name="T91">oscillations (B), and target oscillations (C).</text:span></text:p>
      <text:p text:style-name="P6"/>
      <text:h text:style-name="P29" text:outline-level="2">Empirical Results</text:h>
      <text:h text:style-name="P31" text:outline-level="3"><office:annotation office:name="__Annotation__322_2619269337" loext:resolved="false"><dc:creator>Tomasz Smoleń</dc:creator><dc:date>2022-07-01T16:48:45.647064846</dc:date><meta:creator-initials>TS</meta:creator-initials><text:p><text:span text:style-name="T160">Czy opis metody wchodzi tutaj, czy będzie wcześniej, a tutaj tylko analiza?</text:span></text:p></office:annotation>Methods<office:annotation-end office:name="__Annotation__322_2619269337"/></text:h>
      <text:h text:style-name="Heading_20_3" text:outline-level="3">Results</text:h>
      <text:p text:style-name="P9">The empirical data <text:span text:style-name="T107">were analyzed using two methods </text:span><text:span text:style-name="T127">established</text:span><text:span text:style-name="T107"> in the literature as tools </text:span><text:span text:style-name="T127">for</text:span><text:span text:style-name="T107"> </text:span><text:span text:style-name="T127">detecting</text:span><text:span text:style-name="T107"> possible oscillations. </text:span><text:span text:style-name="T108">Both methods use Fourier-transformed data. The first one is a comparison (using ANOVA, linear model or similar tools) between values in the range of </text:span><text:span text:style-name="T109">frequencies in which the peak is observed/expected and the values outside of the range </text:span><text:span text:style-name="T110">(e.g., Mathewson et al., 2009)</text:span><text:span text:style-name="T109">. The second uses permutation (of time or accuracy labels) in order to estimate the distribution of results under the null hypothesis and then </text:span><text:span text:style-name="T112">determining</text:span><text:span text:style-name="T109"> the significance of the effect on the base of this distribution </text:span><text:span text:style-name="T111">(e.g., </text:span><text:span text:style-name="T111"><office:annotation loext:resolved="false"><dc:creator>Tomasz Smoleń</dc:creator><dc:date>2022-07-16T17:21:23.162021560</dc:date><meta:creator-initials>TS</meta:creator-initials><text:p text:style-name="P32"><text:span text:style-name="T160">Cokolwiek, na czym się wzorujemy.</text:span></text:p></office:annotation></text:span><text:span text:style-name="T111">).</text:span></text:p>
      <text:p text:style-name="P8">Before using these two methods of statistical inference we preprocessed the data. <text:span text:style-name="T113">The preprocessing included normalization, outliers removal </text:span><text:span text:style-name="T152">(</text:span><text:span text:style-name="T153">over </text:span><text:span text:style-name="T152">4 </text:span><text:span text:style-name="T12">S</text:span><text:span text:style-name="T13">D</text:span><text:span text:style-name="T152">s </text:span><text:span text:style-name="T153">from mean</text:span><text:span text:style-name="T152">)</text:span><text:span text:style-name="T113">, Hanning tapering, </text:span><text:span text:style-name="T116">and deterending</text:span><text:span text:style-name="T113">, so it was similar to the one described in the Simulations section but without zero-padding. </text:span><text:span text:style-name="T114">We did not zero-pad the data because the number of time points was sufficient to perform </text:span><text:soft-page-break/><text:span text:style-name="T114">the analysis without this step and, more importantly, we </text:span><text:span text:style-name="T115">consider </text:span><text:span text:style-name="T114">zero-padding </text:span><text:span text:style-name="T115">as a process which leads to possible artifacts </text:span><text:span text:style-name="T154">and</text:span><text:span text:style-name="T115"> corruption of results.</text:span></text:p>
      <text:p text:style-name="P12">We used two methods of detrending: one belonging to the FIR based family – a FIR filter (vector <text:span text:style-name="T3">B</text:span> was identical to the one used in <text:span text:style-name="T128">the </text:span>simulations), and second belonging to the LM family – a polynomial function (<text:span text:style-name="T117">third degree</text:span>). <text:span text:style-name="T119">T</text:span><text:span text:style-name="T118">hese two methods </text:span><text:span text:style-name="T119">together with </text:span><text:span text:style-name="T118">two above mentioned methods of statistical analysis </text:span><text:span text:style-name="T119">gave</text:span><text:span text:style-name="T118">, in effect, four </text:span><text:span text:style-name="T119">comparable </text:span><text:span text:style-name="T118">outcomes.</text:span></text:p>
      <text:p text:style-name="P10">The first of <text:span text:style-name="T126">two method of </text:span>analysis included visual appraisal of both the peak in power (equivalent with dominant oscillations in a specific frequency range) and the margin of cutoff (stemming from removing low frequency trend, compare figure TS2). <text:span text:style-name="T120">Second, </text:span><text:span text:style-name="T121">we fit a mixed linear model with power as an explained variable, frequency range as a predictor, and participant as a source of random effect on slope. </text:span><text:span text:style-name="T129">In the data detrended with the FIR filter the range of peak appeared to be [2.5 Hz, 6 Hz] while in the polynomial detrended data the range was [5 Hz, 8 Hz]. In both analyses we cut off data below 2.5 Hz due to its low power (see Figure TS2).</text:span></text:p>
      <text:p text:style-name="P11">The second method <text:span text:style-name="T122">included estimating </text:span><text:span text:style-name="T155">the</text:span><text:span text:style-name="T122"> null hypothesis distribution and comparing observed power for each frequency to this estimated distribution. </text:span><text:span text:style-name="T123">The test was directional (we expected the peak to exceed </text:span><text:span text:style-name="T124">the non-peak values</text:span><text:span text:style-name="T123">) </text:span><text:span text:style-name="T124">and we used α of .05. </text:span><text:span text:style-name="T125">Due to large number of comparisons (one for each of 24 frequencies) we report both raw and Holm adjusted </text:span><text:span text:style-name="T6">p</text:span><text:span text:style-name="T17"> values. T</text:span><text:span text:style-name="T24">he null hypothesis distribution </text:span><text:span text:style-name="T18">was estimated by shuffling time labels of the data </text:span><text:span text:style-name="T20">in order to remove all possible time structure </text:span><text:span text:style-name="T18">and processing the shuffled data </text:span><text:span text:style-name="T26">as de</text:span><text:span text:style-name="T27">s</text:span><text:span text:style-name="T26">cri</text:span><text:span text:style-name="T27">b</text:span><text:span text:style-name="T26">ed above</text:span><text:span text:style-name="T19">. </text:span><text:span text:style-name="T21">The shuffling and processing was repeated 10000 times, </text:span><text:span text:style-name="T22">giving a distribution which </text:span><text:span text:style-name="T23">would be</text:span><text:span text:style-name="T22"> expected if no oscillations in accuracy occurred.</text:span></text:p>
      <text:p text:style-name="P15">Among these four ways of <text:span text:style-name="T130">preprocessing an</text:span><text:span text:style-name="T156">d</text:span><text:span text:style-name="T130"> </text:span>analysis only the one based on FIR filter and mixed linear model <text:span text:style-name="T130">showed statistically significant peak (</text:span><text:span text:style-name="T7">B</text:span><text:span text:style-name="T130"> = 0.053, </text:span><text:span text:style-name="T7">p</text:span><text:span text:style-name="T130"> = .017, marginal </text:span><text:span text:style-name="T8">R</text:span><text:span text:style-name="T132">2 </text:span><text:span text:style-name="T131">= .</text:span><text:span text:style-name="T133">0042</text:span><text:span text:style-name="T131">, </text:span><text:span text:style-name="T130">conditional </text:span><text:span text:style-name="T8">R</text:span><text:span text:style-name="T132">2</text:span><text:span text:style-name="T131"> = .</text:span><text:span text:style-name="T133">043</text:span><text:span text:style-name="T130">). The same method of analysis performed on the polynomial-detrended data revealed no significant peak (</text:span><text:span text:style-name="T7">p</text:span><text:span text:style-name="T130"> = .26, marginal </text:span><text:span text:style-name="T8">R</text:span><text:span text:style-name="T132">2 </text:span><text:span text:style-name="T131">= .</text:span><text:span text:style-name="T133">00087</text:span><text:span text:style-name="T131">, </text:span><text:span text:style-name="T130">conditional </text:span><text:span text:style-name="T8">R</text:span><text:span text:style-name="T132">2</text:span><text:span text:style-name="T131"> = .</text:span><text:span text:style-name="T133">04, </text:span><text:span text:style-name="T134">see Figure TS2</text:span><text:span text:style-name="T130">).</text:span></text:p>
      <text:p text:style-name="P16"><text:soft-page-break/>[<text:span text:style-name="T151">Insert Figure TS2 here.</text:span>]</text:p>
      <text:p text:style-name="P13">Fi<text:span text:style-name="T135">gure [TS2] caption: Fast Fourier transformed </text:span><text:span text:style-name="T136">empirical data</text:span><text:span text:style-name="T135"> (power in the domain of frequency) </text:span><text:span text:style-name="T136">detrended with the FIR filter (left panel) and polynomial function (right panel). </text:span><text:span text:style-name="T137">In both cases the peak (round points) and cutoff margin (square points) were detected visually ex ante statistical test. The peak was compared to the background power. Asterisks mark </text:span><text:span text:style-name="T157">a</text:span><text:span text:style-name="T137"> statistical significance </text:span><text:span text:style-name="T146">on </text:span><text:span text:style-name="T137">.01 level.</text:span></text:p>
      <text:p text:style-name="Text_20_body"/>
      <text:p text:style-name="First_20_line_20_indent">The effects of the same two preprocessing techniques were provided to a permutational analysis. <text:span text:style-name="T138">This time the peak was not predefined but all values of power were compared against null hypothesis distribution. The confidence intervals and </text:span><text:span text:style-name="T9">p</text:span><text:span text:style-name="T138">-tests were directional (the peak could only exceed non-peak values). </text:span><text:span text:style-name="T139">No power value for either FIR filter or polynomial function detrended values was significantly higher than </text:span><text:span text:style-name="T158">a value </text:span><text:span text:style-name="T139">expected under </text:span><text:span text:style-name="T140">the </text:span><text:span text:style-name="T139">null hypothesis. </text:span><text:span text:style-name="T141">Figure TS3 presents </text:span><text:span text:style-name="T159">the estimated power and </text:span><text:span text:style-name="T141">the upper limit of null hypothesis distribution. Table TTS1 presents the results of the </text:span><text:span text:style-name="T10">p</text:span><text:span text:style-name="T141">-test.</text:span></text:p>
      <text:p text:style-name="P27">[<text:span text:style-name="T151">Insert Figure TS13 here.</text:span>]</text:p>
      <text:p text:style-name="P14">Figure [TS3] caption: <text:span text:style-name="T135">Fast Fourier transformed </text:span><text:span text:style-name="T136">empirical data</text:span><text:span text:style-name="T135"> (power in the domain of frequency) </text:span><text:span text:style-name="T136">detrended with the FIR filter (left panel) and polynomial function (right panel). </text:span><text:span text:style-name="T147">Solid lines represents observed mean power, shaded areas represent directional (upper constrained) </text:span><text:span text:style-name="T148">95% confidence </text:span><text:span text:style-name="T147">intervals of </text:span><text:span text:style-name="T148">null hypothesis. </text:span><text:span text:style-name="T149">Note the fact that FIR filter based preprocessing induces spurious oscillations in </text:span><text:span text:style-name="T150">the </text:span><text:span text:style-name="T149">confidence inter</text:span><text:span text:style-name="T150">vals</text:span><text:span text:style-name="T149">.</text:span></text:p>
      <text:p text:style-name="P25"/>
      <table:table table:name="Table1" table:style-name="Table1">
        <table:table-column table:style-name="Table1.A" table:number-columns-repeated="6"/>
        <table:table-column table:style-name="Table1.G"/>
        <table:table-row table:style-name="TableLine94744272056560">
          <table:table-cell table:style-name="Table1.A1" table:number-columns-spanned="7" office:value-type="string">
            <text:p text:style-name="P24">Table TTS1.:</text:p>
            <text:p text:style-name="P21">Estimated <text:span text:style-name="T143">power values and results of directional p-test (both raw and Holm adjusted) for each observed frequency (Hz) based on the permutational analys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44272107616">
          <table:table-cell table:style-name="Table1.A2" office:value-type="string">
            <text:p text:style-name="Table_20_Contents"/>
          </table:table-cell>
          <table:table-cell table:style-name="Table1.B2" table:number-columns-spanned="3" office:value-type="string">
            <text:p text:style-name="P23">FIR filter detrended</text:p>
          </table:table-cell>
          <table:covered-table-cell/>
          <table:covered-table-cell/>
          <table:table-cell table:style-name="Table1.B2" table:number-columns-spanned="3" office:value-type="string">
            <text:p text:style-name="P23">Polynomial function detrended</text:p>
          </table:table-cell>
          <table:covered-table-cell/>
          <table:covered-table-cell/>
        </table:table-row>
        <table:table-row table:style-name="TableLine94744272478464">
          <table:table-cell table:style-name="Table1.A3" office:value-type="string">
            <text:p text:style-name="P17">Frequency</text:p>
          </table:table-cell>
          <table:table-cell table:style-name="Table1.A3" office:value-type="string">
            <text:p text:style-name="P19">Estimate</text:p>
          </table:table-cell>
          <table:table-cell table:style-name="Table1.A3" office:value-type="string">
            <text:p text:style-name="P20">p</text:p>
          </table:table-cell>
          <table:table-cell table:style-name="Table1.A3" office:value-type="string">
            <text:p text:style-name="P19"><text:span text:style-name="T3">p</text:span>†</text:p>
          </table:table-cell>
          <table:table-cell table:style-name="Table1.A3" office:value-type="string">
            <text:p text:style-name="P19">Estimate</text:p>
          </table:table-cell>
          <table:table-cell table:style-name="Table1.A3" office:value-type="string">
            <text:p text:style-name="P20">p</text:p>
          </table:table-cell>
          <table:table-cell table:style-name="Table1.A3" office:value-type="string">
            <text:p text:style-name="P19"><text:span text:style-name="T3">p</text:span>†</text:p>
          </table:table-cell>
        </table:table-row>
        <table:table-row table:style-name="TableLine94744272480512">
          <table:table-cell table:style-name="Table1.A1" office:value-type="string">
            <text:p text:style-name="Standard">0</text:p>
          </table:table-cell>
          <table:table-cell table:style-name="Table1.A1" office:value-type="string">
            <text:p text:style-name="Standard">0.086</text:p>
          </table:table-cell>
          <table:table-cell table:style-name="Table1.A1" office:value-type="string">
            <text:p text:style-name="Standard">.85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</text:p>
          </table:table-cell>
          <table:table-cell table:style-name="Table1.A1" office:value-type="string">
            <text:p text:style-name="Standard">.38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82544">
          <table:table-cell table:style-name="Table1.A1" office:value-type="string">
            <text:p text:style-name="Standard">1.277</text:p>
          </table:table-cell>
          <table:table-cell table:style-name="Table1.A1" office:value-type="string">
            <text:p text:style-name="Standard">0.435</text:p>
          </table:table-cell>
          <table:table-cell table:style-name="Table1.A1" office:value-type="string">
            <text:p text:style-name="Standard">.3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092</text:p>
          </table:table-cell>
          <table:table-cell table:style-name="Table1.A1" office:value-type="string">
            <text:p text:style-name="Standard">.46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83728">
          <table:table-cell table:style-name="Table1.A1" office:value-type="string">
            <text:p text:style-name="Standard">2.553</text:p>
          </table:table-cell>
          <table:table-cell table:style-name="Table1.A1" office:value-type="string">
            <text:p text:style-name="Standard">0.612</text:p>
          </table:table-cell>
          <table:table-cell table:style-name="Table1.A1" office:value-type="string">
            <text:p text:style-name="Standard">.99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23</text:p>
          </table:table-cell>
          <table:table-cell table:style-name="Table1.A1" office:value-type="string">
            <text:p text:style-name="Standard">.77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84912">
          <table:table-cell table:style-name="Table1.A1" office:value-type="string">
            <text:p text:style-name="Standard">3.83</text:p>
          </table:table-cell>
          <table:table-cell table:style-name="Table1.A1" office:value-type="string">
            <text:p text:style-name="Standard">0.661</text:p>
          </table:table-cell>
          <table:table-cell table:style-name="Table1.A1" office:value-type="string">
            <text:p text:style-name="Standard">.76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483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86624">
          <table:table-cell table:style-name="Table1.A1" office:value-type="string">
            <text:p text:style-name="Standard">5.106</text:p>
          </table:table-cell>
          <table:table-cell table:style-name="Table1.A1" office:value-type="string">
            <text:p text:style-name="Standard">0.603</text:p>
          </table:table-cell>
          <table:table-cell table:style-name="Table1.A1" office:value-type="string">
            <text:p text:style-name="Standard">.1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36</text:p>
          </table:table-cell>
          <table:table-cell table:style-name="Table1.A1" office:value-type="string">
            <text:p text:style-name="Standard">.57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87808">
          <table:table-cell table:style-name="Table1.A1" office:value-type="string">
            <text:p text:style-name="Standard">6.383</text:p>
          </table:table-cell>
          <table:table-cell table:style-name="Table1.A1" office:value-type="string">
            <text:p text:style-name="Standard">0.537</text:p>
          </table:table-cell>
          <table:table-cell table:style-name="Table1.A1" office:value-type="string">
            <text:p text:style-name="Standard">.82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72</text:p>
          </table:table-cell>
          <table:table-cell table:style-name="Table1.A1" office:value-type="string">
            <text:p text:style-name="Standard">.091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88992">
          <table:table-cell table:style-name="Table1.A1" office:value-type="string">
            <text:p text:style-name="Standard">7.66</text:p>
          </table:table-cell>
          <table:table-cell table:style-name="Table1.A1" office:value-type="string">
            <text:p text:style-name="Standard">0.573</text:p>
          </table:table-cell>
          <table:table-cell table:style-name="Table1.A1" office:value-type="string">
            <text:p text:style-name="Standard">.95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36</text:p>
          </table:table-cell>
          <table:table-cell table:style-name="Table1.A1" office:value-type="string">
            <text:p text:style-name="Standard">.56</text:p>
          </table:table-cell>
          <table:table-cell table:style-name="Table1.A1" office:value-type="string">
            <text:p text:style-name="Standard">&gt; .99</text:p>
          </table:table-cell>
        </table:table-row>
        <text:soft-page-break/>
        <table:table-row table:style-name="TableLine94744272490176">
          <table:table-cell table:style-name="Table1.A1" office:value-type="string">
            <text:p text:style-name="Standard">8.936</text:p>
          </table:table-cell>
          <table:table-cell table:style-name="Table1.A1" office:value-type="string">
            <text:p text:style-name="Standard">0.554</text:p>
          </table:table-cell>
          <table:table-cell table:style-name="Table1.A1" office:value-type="string">
            <text:p text:style-name="Standard">.96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03</text:p>
          </table:table-cell>
          <table:table-cell table:style-name="Table1.A1" office:value-type="string">
            <text:p text:style-name="Standard">.93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91360">
          <table:table-cell table:style-name="Table1.A1" office:value-type="string">
            <text:p text:style-name="Standard">10.213</text:p>
          </table:table-cell>
          <table:table-cell table:style-name="Table1.A1" office:value-type="string">
            <text:p text:style-name="Standard">0.542</text:p>
          </table:table-cell>
          <table:table-cell table:style-name="Table1.A1" office:value-type="string">
            <text:p text:style-name="Standard">.75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496</text:p>
          </table:table-cell>
          <table:table-cell table:style-name="Table1.A1" office:value-type="string">
            <text:p text:style-name="Standard">.96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92544">
          <table:table-cell table:style-name="Table1.A1" office:value-type="string">
            <text:p text:style-name="Standard">11.489</text:p>
          </table:table-cell>
          <table:table-cell table:style-name="Table1.A1" office:value-type="string">
            <text:p text:style-name="Standard">0.602</text:p>
          </table:table-cell>
          <table:table-cell table:style-name="Table1.A1" office:value-type="string">
            <text:p text:style-name="Standard">.23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03</text:p>
          </table:table-cell>
          <table:table-cell table:style-name="Table1.A1" office:value-type="string">
            <text:p text:style-name="Standard">.93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93728">
          <table:table-cell table:style-name="Table1.A1" office:value-type="string">
            <text:p text:style-name="Standard">12.766</text:p>
          </table:table-cell>
          <table:table-cell table:style-name="Table1.A1" office:value-type="string">
            <text:p text:style-name="Standard">0.59</text:p>
          </table:table-cell>
          <table:table-cell table:style-name="Table1.A1" office:value-type="string">
            <text:p text:style-name="Standard">.74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22</text:p>
          </table:table-cell>
          <table:table-cell table:style-name="Table1.A1" office:value-type="string">
            <text:p text:style-name="Standard">.75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94912">
          <table:table-cell table:style-name="Table1.A1" office:value-type="string">
            <text:p text:style-name="Standard">14.043</text:p>
          </table:table-cell>
          <table:table-cell table:style-name="Table1.A1" office:value-type="string">
            <text:p text:style-name="Standard">0.595</text:p>
          </table:table-cell>
          <table:table-cell table:style-name="Table1.A1" office:value-type="string">
            <text:p text:style-name="Standard">.28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38</text:p>
          </table:table-cell>
          <table:table-cell table:style-name="Table1.A1" office:value-type="string">
            <text:p text:style-name="Standard">.51 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96336">
          <table:table-cell table:style-name="Table1.A1" office:value-type="string">
            <text:p text:style-name="Standard">15.319</text:p>
          </table:table-cell>
          <table:table-cell table:style-name="Table1.A1" office:value-type="string">
            <text:p text:style-name="Standard">0.555</text:p>
          </table:table-cell>
          <table:table-cell table:style-name="Table1.A1" office:value-type="string">
            <text:p text:style-name="Standard">.65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43</text:p>
          </table:table-cell>
          <table:table-cell table:style-name="Table1.A1" office:value-type="string">
            <text:p text:style-name="Standard">.43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97760">
          <table:table-cell table:style-name="Table1.A1" office:value-type="string">
            <text:p text:style-name="Standard">16.596</text:p>
          </table:table-cell>
          <table:table-cell table:style-name="Table1.A1" office:value-type="string">
            <text:p text:style-name="Standard">0.639</text:p>
          </table:table-cell>
          <table:table-cell table:style-name="Table1.A1" office:value-type="string">
            <text:p text:style-name="Standard">.054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34</text:p>
          </table:table-cell>
          <table:table-cell table:style-name="Table1.A1" office:value-type="string">
            <text:p text:style-name="Standard">.58 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499184">
          <table:table-cell table:style-name="Table1.A1" office:value-type="string">
            <text:p text:style-name="Standard">17.872</text:p>
          </table:table-cell>
          <table:table-cell table:style-name="Table1.A1" office:value-type="string">
            <text:p text:style-name="Standard">0.607</text:p>
          </table:table-cell>
          <table:table-cell table:style-name="Table1.A1" office:value-type="string">
            <text:p text:style-name="Standard">.35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51</text:p>
          </table:table-cell>
          <table:table-cell table:style-name="Table1.A1" office:value-type="string">
            <text:p text:style-name="Standard">.3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500608">
          <table:table-cell table:style-name="Table1.A1" office:value-type="string">
            <text:p text:style-name="Standard">19.149</text:p>
          </table:table-cell>
          <table:table-cell table:style-name="Table1.A1" office:value-type="string">
            <text:p text:style-name="Standard">0.535</text:p>
          </table:table-cell>
          <table:table-cell table:style-name="Table1.A1" office:value-type="string">
            <text:p text:style-name="Standard">.91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31</text:p>
          </table:table-cell>
          <table:table-cell table:style-name="Table1.A1" office:value-type="string">
            <text:p text:style-name="Standard">.61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502032">
          <table:table-cell table:style-name="Table1.A1" office:value-type="string">
            <text:p text:style-name="Standard">20.426</text:p>
          </table:table-cell>
          <table:table-cell table:style-name="Table1.A1" office:value-type="string">
            <text:p text:style-name="Standard">0.548</text:p>
          </table:table-cell>
          <table:table-cell table:style-name="Table1.A1" office:value-type="string">
            <text:p text:style-name="Standard">.86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57</text:p>
          </table:table-cell>
          <table:table-cell table:style-name="Table1.A1" office:value-type="string">
            <text:p text:style-name="Standard">.22 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505328">
          <table:table-cell table:style-name="Table1.A1" office:value-type="string">
            <text:p text:style-name="Standard">21.702</text:p>
          </table:table-cell>
          <table:table-cell table:style-name="Table1.A1" office:value-type="string">
            <text:p text:style-name="Standard">0.601</text:p>
          </table:table-cell>
          <table:table-cell table:style-name="Table1.A1" office:value-type="string">
            <text:p text:style-name="Standard">.47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64</text:p>
          </table:table-cell>
          <table:table-cell table:style-name="Table1.A1" office:value-type="string">
            <text:p text:style-name="Standard">.15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506752">
          <table:table-cell table:style-name="Table1.A1" office:value-type="string">
            <text:p text:style-name="Standard">22.979</text:p>
          </table:table-cell>
          <table:table-cell table:style-name="Table1.A1" office:value-type="string">
            <text:p text:style-name="Standard">0.592</text:p>
          </table:table-cell>
          <table:table-cell table:style-name="Table1.A1" office:value-type="string">
            <text:p text:style-name="Standard">.41</text:p>
          </table:table-cell>
          <table:table-cell table:style-name="Table1.A1" office:value-type="string">
            <text:p text:style-name="Standard">&gt; .99</text:p>
          </table:table-cell>
          <table:table-cell table:style-name="Table1.A1" office:value-type="string">
            <text:p text:style-name="Standard">0.546</text:p>
          </table:table-cell>
          <table:table-cell table:style-name="Table1.A1" office:value-type="string">
            <text:p text:style-name="Standard">.37</text:p>
          </table:table-cell>
          <table:table-cell table:style-name="Table1.A1" office:value-type="string">
            <text:p text:style-name="Standard">&gt; .99</text:p>
          </table:table-cell>
        </table:table-row>
        <table:table-row table:style-name="TableLine94744272508176">
          <table:table-cell table:style-name="Table1.A3" office:value-type="string">
            <text:p text:style-name="Standard">24.255</text:p>
          </table:table-cell>
          <table:table-cell table:style-name="Table1.A3" office:value-type="string">
            <text:p text:style-name="Standard">0.516</text:p>
          </table:table-cell>
          <table:table-cell table:style-name="Table1.A3" office:value-type="string">
            <text:p text:style-name="Standard">.44</text:p>
          </table:table-cell>
          <table:table-cell table:style-name="Table1.A3" office:value-type="string">
            <text:p text:style-name="Standard">&gt; .99</text:p>
          </table:table-cell>
          <table:table-cell table:style-name="Table1.A3" office:value-type="string">
            <text:p text:style-name="Standard">0.505</text:p>
          </table:table-cell>
          <table:table-cell table:style-name="Table1.A3" office:value-type="string">
            <text:p text:style-name="Standard">.91</text:p>
          </table:table-cell>
          <table:table-cell table:style-name="Table1.A3" office:value-type="string">
            <text:p text:style-name="Standard">&gt; .99</text:p>
          </table:table-cell>
        </table:table-row>
        <table:table-row table:style-name="TableLine94744272509600">
          <table:table-cell table:style-name="Table1.A1" table:number-columns-spanned="7" office:value-type="string">
            <text:p text:style-name="P22"><text:span text:style-name="T3">Note</text:span>: Estimate – estimated <text:span text:style-name="T144">mean </text:span>power <text:span text:style-name="T145">in given frequency</text:span>, <text:span text:style-name="T11">p</text:span><text:span text:style-name="T142">† - </text:span>Holm adjusted <text:span text:style-name="T3">p</text:span><text:span text:style-name="T25">-</text:span><text:span text:style-name="T14">value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h text:style-name="P30" text:outline-level="2">References</text:h>
      <text:p text:style-name="Hanging_20_indent">Mathewson, K. E., Gratton, G., Fabiani, M., Beck, D. M., &amp; Ro, T. (2009). To see or not to see: prestimulus alpha phase predicts visual awareness. <text:span text:style-name="T2">The Journal of Neuroscience: The Official Journal of the Society for Neuroscience</text:span>, <text:span text:style-name="T2">29</text:span>(9), 2725–2732. doi.org/10.1523/JNEUROSCI.3963-08.200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2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asz Smoleń</meta:initial-creator>
    <meta:creation-date>2022-06-30T15:50:41.894476784</meta:creation-date>
    <dc:date>2022-07-21T23:14:03.891201487</dc:date>
    <dc:creator>Tomasz Smoleń</dc:creator>
    <meta:editing-duration>PT9H58M25S</meta:editing-duration>
    <meta:editing-cycles>215</meta:editing-cycles>
    <meta:generator>LibreOffice/7.3.4.2$Linux_X86_64 LibreOffice_project/30$Build-2</meta:generator>
    <meta:document-statistic meta:table-count="1" meta:image-count="0" meta:object-count="0" meta:page-count="7" meta:paragraph-count="178" meta:word-count="1899" meta:character-count="11532" meta:non-whitespace-character-count="9802"/>
  </office:meta>
</office:document-meta>
</file>